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Palanquin Dark" svg:font-family="'Palanquin Dark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lanquin Dark1" svg:font-family="'Palanquin Dar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font-name="Palanquin Dark" style:font-name-asian="Palanquin Dark1" style:font-name-complex="Palanquin Dark1"/>
    </style:style>
    <style:style style:name="T2" style:family="text">
      <style:text-properties style:font-name="Arimo" style:font-name-asian="Arimo1" style:font-name-complex="Arim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&lt;!DOCTYPE html&gt;</text:p>
      <text:p text:style-name="Standard">&lt;html lang="hi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/>
      <text:p text:style-name="Standard"><text:span text:style-name="T1">&lt;title&gt;शौचालय टंकी सफाई सेवा | मुज़फ्फरपुर&lt;/title&gt;</text:span></text:p>
      <text:p text:style-name="Standard"/>
      <text:p text:style-name="Standard"><text:span text:style-name="T1">&lt;meta name="description" content="शौचालय टंकी सफाई सेवा – आधुनिक प्रेशर मशीन द्वारा शौचालय एवं सेप्टिक टंकी की गहरी सफाई। तुर्की चौक, कुढनी, मुज़फ्फरपुर, बिहार।"&gt;</text:span></text:p>
      <text:p text:style-name="Standard"/>
      <text:p text:style-name="Standard">&lt;style&gt;</text:p>
      <text:p text:style-name="Standard">body{</text:p>
      <text:p text:style-name="Standard"><text:s text:c="4"/>margin:0;</text:p>
      <text:p text:style-name="Standard"><text:s text:c="4"/>font-family: Arial, sans-serif;</text:p>
      <text:p text:style-name="Standard"><text:s text:c="4"/>background:#f2f8ff;</text:p>
      <text:p text:style-name="Standard"><text:s text:c="4"/>color:#000;</text:p>
      <text:p text:style-name="Standard">}</text:p>
      <text:p text:style-name="Standard"/>
      <text:p text:style-name="Standard">/* HEADER */</text:p>
      <text:p text:style-name="Standard"><text:soft-page-break/>header{</text:p>
      <text:p text:style-name="Standard"><text:s text:c="4"/>background:#0a74da;</text:p>
      <text:p text:style-name="Standard"><text:s text:c="4"/>color:#fff;</text:p>
      <text:p text:style-name="Standard"><text:s text:c="4"/>text-align:center;</text:p>
      <text:p text:style-name="Standard"><text:s text:c="4"/>padding:28px 15px;</text:p>
      <text:p text:style-name="Standard">}</text:p>
      <text:p text:style-name="Standard">header h1{</text:p>
      <text:p text:style-name="Standard"><text:s text:c="4"/>font-size:36px;</text:p>
      <text:p text:style-name="Standard"><text:s text:c="4"/>font-weight:900;</text:p>
      <text:p text:style-name="Standard"><text:s text:c="4"/>margin:5px 0;</text:p>
      <text:p text:style-name="Standard">}</text:p>
      <text:p text:style-name="Standard">header h2{</text:p>
      <text:p text:style-name="Standard"><text:s text:c="4"/>font-size:22px;</text:p>
      <text:p text:style-name="Standard"><text:s text:c="4"/>font-weight:800;</text:p>
      <text:p text:style-name="Standard"><text:s text:c="4"/>margin:5px 0;</text:p>
      <text:p text:style-name="Standard">}</text:p>
      <text:p text:style-name="Standard"/>
      <text:p text:style-name="Standard">/* BANNER IMAGE */</text:p>
      <text:p text:style-name="Standard">.banner img{</text:p>
      <text:p text:style-name="Standard"><text:s text:c="4"/>width:100%;</text:p>
      <text:p text:style-name="Standard"><text:s text:c="4"/>max-height:420px;</text:p>
      <text:p text:style-name="Standard"><text:soft-page-break/><text:s text:c="4"/>object-fit:contain;</text:p>
      <text:p text:style-name="Standard"><text:s text:c="4"/>background:#fff;</text:p>
      <text:p text:style-name="Standard">}</text:p>
      <text:p text:style-name="Standard"/>
      <text:p text:style-name="Standard">/* SECTION */</text:p>
      <text:p text:style-name="Standard">section{</text:p>
      <text:p text:style-name="Standard"><text:s text:c="4"/>max-width:1000px;</text:p>
      <text:p text:style-name="Standard"><text:s text:c="4"/>margin:auto;</text:p>
      <text:p text:style-name="Standard"><text:s text:c="4"/>padding:30px 15px;</text:p>
      <text:p text:style-name="Standard">}</text:p>
      <text:p text:style-name="Standard">.section-box{</text:p>
      <text:p text:style-name="Standard"><text:s text:c="4"/>background:#fff;</text:p>
      <text:p text:style-name="Standard"><text:s text:c="4"/>padding:25px;</text:p>
      <text:p text:style-name="Standard"><text:s text:c="4"/>border-radius:6px;</text:p>
      <text:p text:style-name="Standard"><text:s text:c="4"/>box-shadow:0 0 10px rgba(0,0,0,0.08);</text:p>
      <text:p text:style-name="Standard"><text:s text:c="4"/>margin-bottom:25px;</text:p>
      <text:p text:style-name="Standard">}</text:p>
      <text:p text:style-name="Standard"/>
      <text:p text:style-name="Standard">h3{</text:p>
      <text:p text:style-name="Standard"><text:s text:c="4"/>font-size:26px;</text:p>
      <text:p text:style-name="Standard"><text:s text:c="4"/>font-weight:900;</text:p>
      <text:p text:style-name="Standard"><text:soft-page-break/><text:s text:c="4"/>color:#c40000;</text:p>
      <text:p text:style-name="Standard"><text:s text:c="4"/>margin-bottom:15px;</text:p>
      <text:p text:style-name="Standard">}</text:p>
      <text:p text:style-name="Standard"/>
      <text:p text:style-name="Standard">/* LIST */</text:p>
      <text:p text:style-name="Standard">ul{</text:p>
      <text:p text:style-name="Standard"><text:s text:c="4"/>list-style:none;</text:p>
      <text:p text:style-name="Standard"><text:s text:c="4"/>padding:0;</text:p>
      <text:p text:style-name="Standard">}</text:p>
      <text:p text:style-name="Standard">ul li{</text:p>
      <text:p text:style-name="Standard"><text:s text:c="4"/>font-size:18px;</text:p>
      <text:p text:style-name="Standard"><text:s text:c="4"/>font-weight:700;</text:p>
      <text:p text:style-name="Standard"><text:s text:c="4"/>margin-bottom:10px;</text:p>
      <text:p text:style-name="Standard">}</text:p>
      <text:p text:style-name="Standard"/>
      <text:p text:style-name="Standard">/* CONTACT */</text:p>
      <text:p text:style-name="Standard">.contact{</text:p>
      <text:p text:style-name="Standard"><text:s text:c="4"/>background:#e6f1ff;</text:p>
      <text:p text:style-name="Standard"><text:s text:c="4"/>text-align:center;</text:p>
      <text:p text:style-name="Standard">}</text:p>
      <text:p text:style-name="Standard">.phone{</text:p>
      <text:p text:style-name="Standard"><text:soft-page-break/><text:s text:c="4"/>font-size:32px;</text:p>
      <text:p text:style-name="Standard"><text:s text:c="4"/>font-weight:900;</text:p>
      <text:p text:style-name="Standard"><text:s text:c="4"/>color:#d00000;</text:p>
      <text:p text:style-name="Standard">}</text:p>
      <text:p text:style-name="Standard"/>
      <text:p text:style-name="Standard">/* BUTTON */</text:p>
      <text:p text:style-name="Standard">.btn{</text:p>
      <text:p text:style-name="Standard"><text:s text:c="4"/>display:inline-block;</text:p>
      <text:p text:style-name="Standard"><text:s text:c="4"/>margin-top:15px;</text:p>
      <text:p text:style-name="Standard"><text:s text:c="4"/>padding:14px 26px;</text:p>
      <text:p text:style-name="Standard"><text:s text:c="4"/>background:#28a745;</text:p>
      <text:p text:style-name="Standard"><text:s text:c="4"/>color:#fff;</text:p>
      <text:p text:style-name="Standard"><text:s text:c="4"/>font-size:18px;</text:p>
      <text:p text:style-name="Standard"><text:s text:c="4"/>font-weight:900;</text:p>
      <text:p text:style-name="Standard"><text:s text:c="4"/>text-decoration:none;</text:p>
      <text:p text:style-name="Standard"><text:s text:c="4"/>border-radius:6px;</text:p>
      <text:p text:style-name="Standard">}</text:p>
      <text:p text:style-name="Standard"/>
      <text:p text:style-name="Standard">/* FLOAT CALL */</text:p>
      <text:p text:style-name="Standard">.call-btn{</text:p>
      <text:p text:style-name="Standard"><text:s text:c="4"/>position:fixed;</text:p>
      <text:p text:style-name="Standard"><text:soft-page-break/><text:s text:c="4"/>bottom:15px;</text:p>
      <text:p text:style-name="Standard"><text:s text:c="4"/>right:15px;</text:p>
      <text:p text:style-name="Standard"><text:s text:c="4"/>background:#d00000;</text:p>
      <text:p text:style-name="Standard"><text:s text:c="4"/>color:#fff;</text:p>
      <text:p text:style-name="Standard"><text:s text:c="4"/>padding:14px 22px;</text:p>
      <text:p text:style-name="Standard"><text:s text:c="4"/>font-size:18px;</text:p>
      <text:p text:style-name="Standard"><text:s text:c="4"/>font-weight:900;</text:p>
      <text:p text:style-name="Standard"><text:s text:c="4"/>border-radius:50px;</text:p>
      <text:p text:style-name="Standard"><text:s text:c="4"/>text-decoration:none;</text:p>
      <text:p text:style-name="Standard">}</text:p>
      <text:p text:style-name="Standard"/>
      <text:p text:style-name="Standard">/* FOOTER */</text:p>
      <text:p text:style-name="Standard">footer{</text:p>
      <text:p text:style-name="Standard"><text:s text:c="4"/>background:#0a74da;</text:p>
      <text:p text:style-name="Standard"><text:s text:c="4"/>color:#fff;</text:p>
      <text:p text:style-name="Standard"><text:s text:c="4"/>text-align:center;</text:p>
      <text:p text:style-name="Standard"><text:s text:c="4"/>padding:15px;</text:p>
      <text:p text:style-name="Standard"><text:s text:c="4"/>font-size:14px;</text:p>
      <text:p text:style-name="Standard">}</text:p>
      <text:p text:style-name="Standard">&lt;/style&gt;</text:p>
      <text:p text:style-name="Standard">&lt;/head&gt;</text:p>
      <text:p text:style-name="Standard"><text:soft-page-break/></text:p>
      <text:p text:style-name="Standard">&lt;body&gt;</text:p>
      <text:p text:style-name="Standard"/>
      <text:p text:style-name="Standard">&lt;header&gt;</text:p>
      <text:p text:style-name="Standard"><text:span text:style-name="T1"><text:s text:c="4"/>&lt;h1&gt;शौचालय टंकी सफाई सेवा&lt;/h1&gt;</text:span></text:p>
      <text:p text:style-name="Standard"><text:span text:style-name="T1"><text:s text:c="4"/>&lt;h2&gt;आधुनिक प्रेशर मशीन द्वारा सफाई&lt;/h2&gt;</text:span></text:p>
      <text:p text:style-name="Standard">&lt;/header&gt;</text:p>
      <text:p text:style-name="Standard"/>
      <text:p text:style-name="Standard">&lt;div class="banner"&gt;</text:p>
      <text:p text:style-name="Standard"><text:span text:style-name="T1"><text:s text:c="4"/>&lt;img src="banner.jpg" alt="शौचालय टंकी सफाई सेवा पोस्टर"&gt;</text:span></text:p>
      <text:p text:style-name="Standard">&lt;/div&gt;</text:p>
      <text:p text:style-name="Standard"/>
      <text:p text:style-name="Standard">&lt;section&gt;</text:p>
      <text:p text:style-name="Standard"/>
      <text:p text:style-name="Standard">&lt;div class="section-box"&gt;</text:p>
      <text:p text:style-name="Standard"><text:span text:style-name="T1"><text:s text:c="4"/>&lt;h3&gt;आधुनिक प्रेशर मशीन द्वारा&lt;/h3&gt;</text:span></text:p>
      <text:p text:style-name="Standard"><text:s text:c="4"/>&lt;p style="font-size:20px;font-weight:800;"&gt;</text:p>
      <text:p text:style-name="Standard"><text:span text:style-name="T1"><text:s text:c="8"/>घोलकर शौचालय एवं सेप्टिक टंकी की गहरी, सुरक्षित और स्वच्छ सफाई की जाती है।</text:span></text:p>
      <text:p text:style-name="Standard"><text:s text:c="4"/>&lt;/p&gt;</text:p>
      <text:p text:style-name="Standard">&lt;/div&gt;</text:p>
      <text:p text:style-name="Standard"/>
      <text:p text:style-name="Standard"><text:soft-page-break/>&lt;div class="section-box"&gt;</text:p>
      <text:p text:style-name="Standard"><text:span text:style-name="T1"><text:s text:c="4"/>&lt;h3&gt;हमारी सेवाएं&lt;/h3&gt;</text:span></text:p>
      <text:p text:style-name="Standard"><text:s text:c="4"/>&lt;ul&gt;</text:p>
      <text:p text:style-name="Standard"><text:span text:style-name="T2"><text:s text:c="8"/>&lt;li&gt;✔ शौचालय टंकी की सफाई&lt;/li&gt;</text:span></text:p>
      <text:p text:style-name="Standard"><text:span text:style-name="T2"><text:s text:c="8"/>&lt;li&gt;✔ सेप्टिक टैंक की सफाई&lt;/li&gt;</text:span></text:p>
      <text:p text:style-name="Standard"><text:span text:style-name="T2"><text:s text:c="8"/>&lt;li&gt;✔ बदबू और गंदगी से स्थायी छुटकारा&lt;/li&gt;</text:span></text:p>
      <text:p text:style-name="Standard"><text:span text:style-name="T2"><text:s text:c="8"/>&lt;li&gt;✔ घर • दुकान • होटल • स्कूल&lt;/li&gt;</text:span></text:p>
      <text:p text:style-name="Standard"><text:span text:style-name="T2"><text:s text:c="8"/>&lt;li&gt;✔ 24×7 सेवा उपलब्ध&lt;/li&gt;</text:span></text:p>
      <text:p text:style-name="Standard"><text:s text:c="4"/>&lt;/ul&gt;</text:p>
      <text:p text:style-name="Standard">&lt;/div&gt;</text:p>
      <text:p text:style-name="Standard"/>
      <text:p text:style-name="Standard">&lt;div class="section-box contact"&gt;</text:p>
      <text:p text:style-name="Standard"><text:span text:style-name="T1"><text:s text:c="4"/>&lt;h3&gt;संपर्क करें&lt;/h3&gt;</text:span></text:p>
      <text:p text:style-name="Standard"><text:s text:c="4"/>&lt;p class="phone"&gt;📞 99555-53863&lt;/p&gt;</text:p>
      <text:p text:style-name="Standard"><text:s text:c="4"/>&lt;p class="phone"&gt;📞 97080-12222&lt;/p&gt;</text:p>
      <text:p text:style-name="Standard"><text:s text:c="4"/>&lt;p style="font-size:18px;font-weight:800;"&gt;</text:p>
      <text:p text:style-name="Standard"><text:s text:c="8"/>👤 प्रो० राजेश जी&lt;br&gt;</text:p>
      <text:p text:style-name="Standard"><text:s text:c="8"/>📍 तुर्की चौक, कुढनी, मुज़फ्फरपुर, बिहार</text:p>
      <text:p text:style-name="Standard"><text:s text:c="4"/>&lt;/p&gt;</text:p>
      <text:p text:style-name="Standard"><text:span text:style-name="T1"><text:s text:c="4"/>&lt;a href="tel:9955553863" class="btn"&gt;अभी कॉल करें&lt;/a&gt;</text:span></text:p>
      <text:p text:style-name="Standard">&lt;/div&gt;</text:p>
      <text:p text:style-name="Standard"><text:soft-page-break/></text:p>
      <text:p text:style-name="Standard">&lt;/section&gt;</text:p>
      <text:p text:style-name="Standard"/>
      <text:p text:style-name="Standard">&lt;footer&gt;</text:p>
      <text:p text:style-name="Standard"><text:span text:style-name="T1"><text:s text:c="4"/>© 2026 शौचालय टंकी सफाई सेवा | सभी अधिकार सुरक्षित</text:span></text:p>
      <text:p text:style-name="Standard">&lt;/footer&gt;</text:p>
      <text:p text:style-name="Standard"/>
      <text:p text:style-name="Standard">&lt;a href="tel:9955553863" class="call-btn"&gt;📞 Call&lt;/a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Palanquin Dark" svg:font-family="'Palanquin Dar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/>
    <style:font-face style:name="Palanquin Dark1" svg:font-family="'Palanquin Dar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4" meta:word-count="309" meta:character-count="2855" meta:non-whitespace-character-count="2315"/>
    <meta:generator>LibreOfficeDev/6.0.5.2$Linux_X86_64 LibreOffice_project/</meta:generator>
  </office:meta>
</office:document-meta>
</file>